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3.818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8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CharRange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1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6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7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8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ntai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19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returns.BooleanTrue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tai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eplaced boolean return with true for org/apache/commons/lang3/CharRange::contains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20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returns.BooleanTrue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tai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placed boolean return with true for org/apache/commons/lang3/CharRange::contains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21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returns.BooleanTrue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tai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eplaced boolean return with true for org/apache/commons/lang3/CharRange::contains</text:p>
          </table:table-cell>
        </table:table-row>
        <table:table-row table:style-name="ro2">
          <table:table-cell office:value-type="string" calcext:value-type="string">
            <text:p>CharRange</text:p>
          </table:table-cell>
          <table:table-cell office:value-type="string" calcext:value-type="string">
            <text:p>M022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returns.BooleanTrue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ntai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eplaced boolean return with true for org/apache/commons/lang3/CharRange::conta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15:33:35.529805227</dc:date>
    <meta:editing-duration>PT1M14S</meta:editing-duration>
    <meta:editing-cycles>1</meta:editing-cycles>
    <meta:document-statistic meta:table-count="1" meta:cell-count="184" meta:object-count="0"/>
    <meta:generator>LibreOffice/24.2.7.2$Linux_X86_64 LibreOffice_project/420$Build-2</meta:generator>
  </office:meta>
</office:document-meta>
</file>